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97cm"/>
    </style:style>
    <style:style style:name="co2" style:family="table-column">
      <style:table-column-properties fo:break-before="auto" style:column-width="5.81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54cm"/>
    </style:style>
    <style:style style:name="co5" style:family="table-column">
      <style:table-column-properties fo:break-before="auto" style:column-width="3.124cm"/>
    </style:style>
    <style:style style:name="co6" style:family="table-column">
      <style:table-column-properties fo:break-before="auto" style:column-width="2.893cm"/>
    </style:style>
    <style:style style:name="co7" style:family="table-column">
      <style:table-column-properties fo:break-before="auto" style:column-width="4.5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0.74pt solid #000000" fo:border-left="none" fo:border-right="none" fo:border-top="none"/>
      <style:text-properties fo:font-size="13pt" fo:font-style="italic" style:font-size-asian="13pt" style:font-style-asian="italic" style:font-size-complex="13pt" style:font-style-complex="italic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0.74pt solid #000000" fo:border-top="none"/>
    </style:style>
    <style:style style:name="ce15" style:family="table-cell" style:parent-style-name="Default">
      <style:table-cell-properties fo:border-bottom="none" fo:border-left="none" fo:border-right="0.74pt solid #000000" fo:border-top="none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order-bottom="0.74pt solid #000000" fo:border-left="none" fo:border-right="2.35pt double #000000" style:border-line-width-right="0.026cm 0.004cm 0.053cm" fo:border-top="none"/>
      <style:text-properties fo:font-size="13pt" fo:font-style="italic" style:font-size-asian="13pt" style:font-style-asian="italic" style:font-size-complex="13pt" style:font-style-complex="italic"/>
    </style:style>
    <style:style style:name="ce7" style:family="table-cell" style:parent-style-name="Default">
      <style:table-cell-properties fo:border-bottom="none" fo:wrap-option="no-wrap" fo:border-left="none" fo:border-right="0.74pt solid #000000" fo:border-top="none"/>
    </style:style>
    <style:style style:name="ce18" style:family="table-cell" style:parent-style-name="Default">
      <style:table-cell-properties fo:border-bottom="0.74pt solid #000000" fo:border-left="none" fo:border-right="0.74pt solid #000000" fo:border-top="none"/>
    </style:style>
    <style:style style:name="ce19" style:family="table-cell" style:parent-style-name="Default">
      <style:table-cell-properties fo:border-bottom="none" fo:border-left="0.74pt ridge #000000" fo:border-right="none" fo:border-top="none"/>
    </style:style>
    <style:style style:name="ce20" style:family="table-cell" style:parent-style-name="Default">
      <style:table-cell-properties fo:border-bottom="none" fo:border-left="0.74pt ridge #000000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order-bottom="0.74pt ridge #000000" fo:border-left="0.74pt ridge #000000" fo:border-right="none" fo:border-top="none"/>
      <style:text-properties fo:font-size="13pt" fo:font-style="italic" style:font-size-asian="13pt" style:font-style-asian="italic" style:font-size-complex="13pt" style:font-style-complex="italic"/>
    </style:style>
    <style:style style:name="ce22" style:family="table-cell" style:parent-style-name="Default">
      <style:table-cell-properties fo:border-bottom="0.74pt solid #000000" fo:border-left="0.74pt solid #000000" fo:border-right="none" fo:border-top="none"/>
    </style:style>
    <style:style style:name="ce23" style:family="table-cell" style:parent-style-name="Default">
      <style:table-cell-properties fo:border-bottom="none" style:text-align-source="fix" style:repeat-content="false" fo:border-left="0.74pt ridge #000000" fo:border-right="none" fo:border-top="non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ext-properties fo:font-size="13pt" style:font-size-asian="13pt" style:font-size-complex="13pt"/>
    </style:style>
    <style:style style:name="ce12" style:family="table-cell" style:parent-style-name="Default">
      <style:table-cell-properties fo:border-bottom="0.74pt groove #000000" fo:border-left="none" fo:border-right="none" fo:border-top="none"/>
      <style:text-properties fo:font-size="13pt" fo:font-style="italic" style:font-size-asian="13pt" style:font-style-asian="italic" style:font-size-complex="13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14"/>
        <table:table-column table:style-name="co3" table:default-cell-style-name="ce19"/>
        <table:table-column table:style-name="co4" table:default-cell-style-name="Default"/>
        <table:table-column table:style-name="co3" table:number-columns-repeated="3" table:default-cell-style-name="Default"/>
        <table:table-column table:style-name="co3" table:default-cell-style-name="ce14"/>
        <table:table-column table:style-name="co5" table:default-cell-style-name="ce19"/>
        <table:table-column table:style-name="co6" table:default-cell-style-name="Default"/>
        <table:table-column table:style-name="co3" table:number-columns-repeated="3" table:default-cell-style-name="Default"/>
        <table:table-column table:style-name="co3" table:default-cell-style-name="ce14"/>
        <table:table-column table:style-name="co3" table:default-cell-style-name="ce19"/>
        <table:table-column table:style-name="co7" table:default-cell-style-name="Default"/>
        <table:table-column table:style-name="co3" table:number-columns-repeated="4" table:default-cell-style-name="Default"/>
        <table:table-column table:style-name="co3" table:default-cell-style-name="ce19"/>
        <table:table-column table:style-name="co3" table:number-columns-repeated="16359" table:default-cell-style-name="Default"/>
        <table:table-row table:style-name="ro1">
          <table:table-cell table:number-columns-repeated="5"/>
          <table:table-cell table:style-name="ce13" table:number-columns-repeated="2"/>
          <table:table-cell table:number-columns-repeated="4"/>
          <table:table-cell table:style-name="ce13" table:number-columns-repeated="2"/>
          <table:table-cell table:number-columns-repeated="4"/>
          <table:table-cell table:style-name="ce13" table:number-columns-repeated="2"/>
          <table:table-cell table:number-columns-repeated="5"/>
          <table:table-cell table:style-name="ce13"/>
          <table:table-cell table:number-columns-repeated="16359"/>
        </table:table-row>
        <table:table-row table:style-name="ro2">
          <table:table-cell table:style-name="ce1" office:value-type="string" calcext:value-type="string" table:number-columns-spanned="23" table:number-rows-spanned="1">
            <text:p>BOM</text:p>
          </table:table-cell>
          <table:covered-table-cell table:number-columns-repeated="4"/>
          <table:covered-table-cell table:number-columns-repeated="2" table:style-name="ce13"/>
          <table:covered-table-cell table:number-columns-repeated="4"/>
          <table:covered-table-cell table:number-columns-repeated="2" table:style-name="ce13"/>
          <table:covered-table-cell table:number-columns-repeated="4"/>
          <table:covered-table-cell table:number-columns-repeated="2" table:style-name="ce13"/>
          <table:covered-table-cell table:number-columns-repeated="4"/>
          <table:table-cell/>
          <table:table-cell table:style-name="ce13"/>
          <table:table-cell table:number-columns-repeated="16359"/>
        </table:table-row>
        <table:table-row table:style-name="ro2">
          <table:table-cell table:style-name="ce1"/>
          <table:table-cell office:value-type="string" calcext:value-type="string">
            <text:p>Total Materials Cost</text:p>
          </table:table-cell>
          <table:table-cell table:formula="of:=SUM([.E6];[.K6];[.Q6];[.W6];[.AC6])" office:value-type="float" office:value="167" calcext:value-type="float">
            <text:p>167</text:p>
          </table:table-cell>
          <table:table-cell table:number-columns-repeated="2"/>
          <table:table-cell table:style-name="ce13" table:number-columns-repeated="2"/>
          <table:table-cell table:number-columns-repeated="4"/>
          <table:table-cell table:style-name="ce13" table:number-columns-repeated="2"/>
          <table:table-cell table:number-columns-repeated="4"/>
          <table:table-cell table:style-name="ce13" table:number-columns-repeated="2"/>
          <table:table-cell table:number-columns-repeated="5"/>
          <table:table-cell table:style-name="ce13"/>
          <table:table-cell table:number-columns-repeated="16359"/>
        </table:table-row>
        <table:table-row table:style-name="ro2">
          <table:table-cell table:style-name="ce1"/>
          <table:table-cell table:number-columns-repeated="4"/>
          <table:table-cell table:style-name="ce13" table:number-columns-repeated="2"/>
          <table:table-cell table:number-columns-repeated="4"/>
          <table:table-cell table:style-name="ce13" table:number-columns-repeated="2"/>
          <table:table-cell table:number-columns-repeated="4"/>
          <table:table-cell table:style-name="ce13" table:number-columns-repeated="2"/>
          <table:table-cell table:number-columns-repeated="5"/>
          <table:table-cell table:style-name="ce13"/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3">
          <table:table-cell table:style-name="ce4" office:value-type="string" calcext:value-type="string" table:number-columns-spanned="4" table:number-rows-spanned="1">
            <text:p>Drive Train</text:p>
          </table:table-cell>
          <table:covered-table-cell table:number-columns-repeated="3" table:style-name="ce9"/>
          <table:table-cell table:style-name="ce9" table:formula="of:=SUMPRODUCT([.E8:.E20];[.D8:.D20])" office:value-type="float" office:value="45" calcext:value-type="float">
            <text:p>45</text:p>
          </table:table-cell>
          <table:table-cell table:style-name="ce15"/>
          <table:table-cell table:style-name="ce20" office:value-type="string" calcext:value-type="string" table:number-columns-spanned="4" table:number-rows-spanned="1">
            <text:p>Steering</text:p>
          </table:table-cell>
          <table:covered-table-cell table:number-columns-repeated="3" table:style-name="ce9"/>
          <table:table-cell table:style-name="ce9" table:formula="of:=SUMPRODUCT([.K8:.K20];[.J8:.J20])" office:value-type="float" office:value="16" calcext:value-type="float">
            <text:p>16</text:p>
          </table:table-cell>
          <table:table-cell table:style-name="ce15"/>
          <table:table-cell table:style-name="ce23" office:value-type="string" calcext:value-type="string" table:number-columns-spanned="4" table:number-rows-spanned="1">
            <text:p>Power</text:p>
          </table:table-cell>
          <table:covered-table-cell table:number-columns-repeated="3" table:style-name="ce9"/>
          <table:table-cell table:style-name="ce9" table:formula="of:=SUMPRODUCT([.Q8:.Q20];[.P8:.P20])" office:value-type="float" office:value="54" calcext:value-type="float">
            <text:p>54</text:p>
          </table:table-cell>
          <table:table-cell table:style-name="ce15"/>
          <table:table-cell table:style-name="ce23" office:value-type="string" calcext:value-type="string" table:number-columns-spanned="4" table:number-rows-spanned="1">
            <text:p>Body</text:p>
          </table:table-cell>
          <table:covered-table-cell table:number-columns-repeated="3" table:style-name="ce9"/>
          <table:table-cell table:style-name="ce9" table:formula="of:=SUMPRODUCT([.W8:.W20];[.V8:.V20])" office:value-type="float" office:value="52" calcext:value-type="float">
            <text:p>52</text:p>
          </table:table-cell>
          <table:table-cell table:style-name="ce11"/>
          <table:table-cell table:style-name="ce23" office:value-type="string" calcext:value-type="string" table:number-columns-spanned="4" table:number-rows-spanned="1">
            <text:p>Communications</text:p>
          </table:table-cell>
          <table:covered-table-cell table:number-columns-repeated="3" table:style-name="ce9"/>
          <table:table-cell table:style-name="ce9" table:formula="of:=SUMPRODUCT([.AC8:.AC20];[.AB8:.AB20])" office:value-type="float" office:value="0" calcext:value-type="float">
            <text:p>0</text:p>
          </table:table-cell>
          <table:table-cell table:style-name="ce11"/>
          <table:table-cell table:style-name="ce9" table:number-columns-repeated="16354"/>
        </table:table-row>
        <table:table-row table:style-name="ro3">
          <table:table-cell table:style-name="ce3" office:value-type="string" calcext:value-type="string">
            <text:p>Structure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Price (per)</text:p>
          </table:table-cell>
          <table:table-cell table:style-name="ce6" office:value-type="string" calcext:value-type="string">
            <text:p>Link</text:p>
          </table:table-cell>
          <table:table-cell table:style-name="ce10" office:value-type="string" calcext:value-type="string">
            <text:p>Structure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Price (per)</text:p>
          </table:table-cell>
          <table:table-cell table:style-name="ce6" office:value-type="string" calcext:value-type="string">
            <text:p>Link</text:p>
          </table:table-cell>
          <table:table-cell table:style-name="ce10" office:value-type="string" calcext:value-type="string">
            <text:p>Structure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Price (per)</text:p>
          </table:table-cell>
          <table:table-cell table:style-name="ce6" office:value-type="string" calcext:value-type="string">
            <text:p>Link</text:p>
          </table:table-cell>
          <table:table-cell table:style-name="ce10" office:value-type="string" calcext:value-type="string">
            <text:p>Structure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Price (per)</text:p>
          </table:table-cell>
          <table:table-cell table:style-name="ce12" office:value-type="string" calcext:value-type="string">
            <text:p>Link</text:p>
          </table:table-cell>
          <table:table-cell table:style-name="ce10" office:value-type="string" calcext:value-type="string">
            <text:p>Structure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Price (per)</text:p>
          </table:table-cell>
          <table:table-cell table:style-name="ce3" office:value-type="string" calcext:value-type="string">
            <text:p>Link</text:p>
          </table:table-cell>
          <table:table-cell table:style-name="ce3" table:number-columns-repeated="16354"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S550</text:p>
          </table:table-cell>
          <table:table-cell office:value-type="string" calcext:value-type="string">
            <text:p>Shaft diameter=3.2mm; 1/8”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https://www.aliexpress.com/item/1005004940789410.html?algo_exp_id=3d2c97c2-686d-4dfb-b8bd-1a1c86b624f0-2&amp;pdp_ext_f=%7B%22order%22%3A%2244%22%2C%22eval%22%3A%221%22%7D&amp;pdp_npi=4%40dis!CAD!10.59!10.59!!!7.43!7.43!%402103146c17445172406861555ee297!12000031094245093!sea!CA!1893346534!X&amp;curPageLogUid=DtrdQRAqCSCZ&amp;utparam-url=scene%3Asearch%7Cquery_from%3A</text:p>
          </table:table-cell>
          <table:table-cell office:value-type="string" calcext:value-type="string">
            <text:p>Rudder</text:p>
          </table:table-cell>
          <table:table-cell office:value-type="string" calcext:value-type="string">
            <text:p>Rudder Mount</text:p>
          </table:table-cell>
          <table:table-cell office:value-type="string" calcext:value-type="string">
            <text:p>Rudder may be too small. Can append to structur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s://www.aliexpress.com/item/1005008797852984.html?algo_exp_id=1ed7c184-ab22-4af9-9283-5ee9e881b441-23&amp;pdp_ext_f=%7B%22order%22%3A%22-1%22%2C%22eval%22%3A%221%22%7D&amp;pdp_npi=4%40dis!CAD!16.98!15.28!!!87.21!78.48!%402103205117445179669911937e8a20!12000046705930748!sea!CA!1893346534!X&amp;curPageLogUid=JhiGpLbXGN5u&amp;utparam-url=scene%3Asearch%7Cquery_from%3A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12V SLA, 7A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s://www.aliexpress.com/item/4000317388638.html?algo_exp_id=b8becca3-9050-4cf6-a85e-04162b5b0740-9&amp;pdp_ext_f=%7B%22order%22%3A%22319%22%2C%22eval%22%3A%221%22%7D&amp;pdp_npi=4%40dis!CAD!5.04!3.63!!!3.54!2.55!%402101e07217445153255542405e26d5!10000001303220711!sea!CA!1893346534!X&amp;curPageLogUid=JapRKJWemv6P&amp;utparam-url=scene%3Asearch%7Cquery_from%3A#nav-specification</text:p>
          </table:table-cell>
          <table:table-cell office:value-type="string" calcext:value-type="string">
            <text:p>Pontoons</text:p>
          </table:table-cell>
          <table:table-cell office:value-type="string" calcext:value-type="string">
            <text:p>PVC, 8’-10’, 5” diameter</text:p>
          </table:table-cell>
          <table:table-cell table:number-columns-repeated="4"/>
          <table:table-cell office:value-type="string" calcext:value-type="string">
            <text:p>Radio Module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Power Transmission</text:p>
          </table:table-cell>
          <table:table-cell office:value-type="string" calcext:value-type="string">
            <text:p>Submerged shaft B, length 35cm</text:p>
          </table:table-cell>
          <table:table-cell office:value-type="string" calcext:value-type="string">
            <text:p>Ends with fork &amp; thread. Thread type uncertai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aliexpress.com/item/4000317388638.html?algo_exp_id=b8becca3-9050-4cf6-a85e-04162b5b0740-9&amp;pdp_ext_f=%7B%22order%22%3A%22319%22%2C%22eval%22%3A%221%22%7D&amp;pdp_npi=4%40dis!CAD!5.04!3.63!!!3.54!2.55!%402101e07217445153255542405e26d5!10000001303220711!sea!CA!1893346534!X&amp;curPageLogUid=JapRKJWemv6P&amp;utparam-url=scene%3Asearch%7Cquery_from%3A#nav-specific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ntrol W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wer Conversions</text:p>
          </table:table-cell>
          <table:table-cell office:value-type="string" calcext:value-type="string">
            <text:p>Buck Conver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aliexpress.com/item/1005006245122273.html?algo_exp_id=0878fc70-7720-4cdc-9ceb-2fc37e25000b-5&amp;pdp_ext_f=%7B%22order%22%3A%22418%22%2C%22eval%22%3A%221%22%7D&amp;pdp_npi=4%40dis!CAD!10.33!3.30!!!52.13!16.68!%402103244617438966069785350e1a3b!12000036448444700!sea!CA!1893346534!X&amp;curPageLogUid=wkvjkw5B47Yp&amp;utparam-url=scene%3Asearch%7Cquery_from%3A</text:p>
          </table:table-cell>
          <table:table-cell/>
          <table:table-cell office:value-type="string" calcext:value-type="string">
            <text:p>Hose Clamps (10’, 6 fasteners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liexpress.com/item/1005007051105945.html?algo_exp_id=e4d590ce-9aba-474f-8bb8-ce5c2134649c-2&amp;pdp_ext_f=%7B%22order%22%3A%221834%22%2C%22eval%22%3A%221%22%7D&amp;pdp_npi=4%40dis!CAD!18.06!9.99!!!92.76!51.31!%40210318e817445203030775448e6fb9!12000039234686014!sea!CA!1893346534!X&amp;curPageLogUid=TlR39cE5Ii08&amp;utparam-url=scene%3Asearch%7Cquery_from%3A</text:p>
          </table:table-cell>
          <table:table-cell office:value-type="string" calcext:value-type="string">
            <text:p><text:s/>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rive Shaft, 75-105mm, 4-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https://www.aliexpress.com/item/1005005934414878.html?algo_exp_id=79bf3509-1048-4bd4-b1d0-30ef501cba86-9&amp;pdp_ext_f=%7B%22order%22%3A%22330%22%2C%22eval%22%3A%221%22%7D&amp;pdp_npi=4@dis!CAD!7.71!1.46!!!37.85!7.17!@2101c72a17420893074997079e2b9b!12000034915883962!sea!CA!0!ABX&amp;curPageLogUid=6qGLdIbErXKA&amp;utparam-url=scene%3Asearch%7Cquery_from%3A</text:p>
          </table:table-cell>
          <table:table-cell office:value-type="string" calcext:value-type="string">
            <text:p>Servo</text:p>
          </table:table-cell>
          <table:table-cell office:value-type="string" calcext:value-type="string">
            <text:p>Unidentifie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isc</text:p>
          </table:table-cell>
          <table:table-cell office:value-type="string" calcext:value-type="string">
            <text:p>Capacitor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Island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ontroller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tainless steel rod, 4m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www.aliexpress.com/item/1005006293171727.html?algo_exp_id=e8aecfbd-e0db-46d6-a6f6-bea81419f96e-0&amp;pdp_ext_f=%7B%22order%22%3A%224040%22%2C%22eval%22%3A%221%22%7D&amp;pdp_npi=4@dis!CAD!10.77!1.46!!!7.29!0.98!@2103205117420890745668033e8929!12000036638889805!sea!CA!0!ABX&amp;curPageLogUid=8avkDQak2vFf&amp;utparam-url=scene%3Asearch%7Cquery_from%3A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Wiring</text:p>
          </table:table-cell>
          <table:table-cell office:value-type="string" calcext:value-type="string">
            <text:p>Insulated Wir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olts, nuts, washers (set)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Linear Commuta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liexpress.com/item/1005006293171727.html?algo_exp_id=e8aecfbd-e0db-46d6-a6f6-bea81419f96e-0&amp;pdp_ext_f=%7B%22order%22%3A%224040%22%2C%22eval%22%3A%221%22%7D&amp;pdp_npi=4@dis!CAD!10.77!1.46!!!7.29!0.98!@2103205117420890745668033e8929!12000036638889805!sea!CA!0!ABX&amp;curPageLogUid=8avkDQak2vFf&amp;utparam-url=scene%3Asearch%7Cquery_from%3A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Banana Plug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latfom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Bearing; 4mm shaft, 4x10x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<text:a xlink:href="https://www.aliexpress.com/item/1005008646328842.html?algo_exp_id=901c61f8-c316-4735-bd51-19c6afeda87a-4&amp;pdp_ext_f=%7B%22order%22%3A%2286%22%2C%22eval%22%3A%221%22%7D&amp;pdp_npi=4%40dis!CAD!6.00!6.00!!!30.84!30.84!%40210312d517457298043068162e4362!12000046084679429!sea!CA!1893346534!X&amp;curPageLogUid=ScAFqW7QsKju&amp;utparam-url=scene%3Asearch%7Cquery_from%3A#nav-specification" xlink:type="simple">https://www.aliexpress.com/item/1005008646328842.html?algo_exp_id=901c61f8-c316-4735-bd51-19c6afeda87a-4&amp;pdp_ext_f=%7B%22order%22%3A%2286%22%2C%22eval%22%3A%221%22%7D&amp;pdp_npi=4%40dis!CAD!6.00!6.00!!!30.84!30.84!%40210312d517457298043068162e4362!12000046084679429!sea!CA!1893346534!X&amp;curPageLogUid=ScAFqW7QsKju&amp;utparam-url=scene%3Asearch%7Cquery_from%3A#nav-specification</text:a></text:p>
          </table:table-cell>
          <table:table-cell office:value-type="string" calcext:value-type="string">
            <text:p><text:s/></text:p>
          </table:table-cell>
          <table:table-cell table:number-columns-repeated="10"/>
          <table:table-cell table:style-name="Default"/>
          <table:table-cell table:number-columns-repeated="16366"/>
        </table:table-row>
        <table:table-row table:style-name="ro1">
          <table:table-cell office:value-type="string" calcext:value-type="string">
            <text:p>Propeller</text:p>
          </table:table-cell>
          <table:table-cell office:value-type="string" calcext:value-type="string">
            <text:p>5-blade propeller, positive, 33mm</text:p>
          </table:table-cell>
          <table:table-cell office:value-type="string" calcext:value-type="string">
            <text:p>Screws directly onto shaft. Can cut a slot for drive dog if needed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www.aliexpress.com/item/1005007370772048.html?pvid=450ecba9-c682-45e8-91d3-c7c8c6ce39c5&amp;_t=gps-id%3ApcDetailTopMoreOtherSeller%2Cscm-url%3A1007.40050.354490.0%2Cpvid%3A450ecba9-c682-45e8-91d3-c7c8c6ce39c5%2Ctpp_buckets%3A668%232846%238107%231934&amp;pdp_ext_f=%7B%22order%22%3A%2234%22%2C%22eval%22%3A%221%22%2C%22sceneId%22%3A%2230050%22%7D&amp;pdp_npi=4%40dis!CAD!11.48!10.68!!!56.66!52.71!%40!12000040465555682!rec!CA!!ABXZ&amp;utparam-url=scene%3ApcDetailTopMoreOtherSeller%7Cquery_from%3A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/></text:p>
          </table:table-cell>
          <table:table-cell table:number-columns-repeated="1637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8" table:number-columns-repeated="5"/>
          <table:table-cell table:style-name="ce18"/>
          <table:table-cell table:style-name="ce22"/>
          <table:table-cell table:style-name="ce8" table:number-columns-repeated="4"/>
          <table:table-cell table:style-name="ce18"/>
          <table:table-cell table:style-name="ce22"/>
          <table:table-cell table:style-name="ce8" table:number-columns-repeated="4"/>
          <table:table-cell table:style-name="ce18"/>
          <table:table-cell table:style-name="ce22"/>
          <table:table-cell table:style-name="ce8" table:number-columns-repeated="5"/>
          <table:table-cell table:style-name="ce22"/>
          <table:table-cell table:style-name="ce8" table:number-columns-repeated="16359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6">00/00/0000</text:date>, <text:time style:data-style-name="N2" text:time-value="13:51:18.4652283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21:26:57.593872751</meta:creation-date>
    <dc:date>2025-04-26T21:59:46.245488360</dc:date>
    <meta:editing-duration>PT8H47M50S</meta:editing-duration>
    <meta:editing-cycles>33</meta:editing-cycles>
    <meta:generator>LibreOffice/24.2.7.2$Linux_X86_64 LibreOffice_project/420$Build-2</meta:generator>
    <meta:document-statistic meta:table-count="1" meta:cell-count="129" meta:object-count="0"/>
  </office:meta>
</office:document-meta>
</file>